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2" style:family="graphic" style:parent-style-name="objectwithoutfill">
      <style:graphic-properties svg:stroke-width="0.051cm" draw:marker-start="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5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cm"/>
    </style:style>
    <style:style style:name="co1" style:family="table-column">
      <style:table-column-properties style:column-width="0.778cm" style:use-optimal-column-width="false"/>
    </style:style>
    <style:style style:name="co2" style:family="table-column">
      <style:table-column-properties style:column-width="0.706cm" style:use-optimal-column-width="false"/>
    </style:style>
    <style:style style:name="co3" style:family="table-column">
      <style:table-column-properties style:column-width="1.977cm" style:use-optimal-column-width="false"/>
    </style:style>
    <style:style style:name="co4" style:family="table-column">
      <style:table-column-properties style:column-width="0.822cm" style:use-optimal-column-width="false"/>
    </style:style>
    <style:style style:name="co5" style:family="table-column">
      <style:table-column-properties style:column-width="0.777cm" style:use-optimal-column-width="false"/>
    </style:style>
    <style:style style:name="co6" style:family="table-column">
      <style:table-column-properties style:column-width="1.256cm" style:use-optimal-column-width="false"/>
    </style:style>
    <style:style style:name="co7" style:family="table-column">
      <style:table-column-properties style:column-width="0.791cm" style:use-optimal-column-width="false"/>
    </style:style>
    <style:style style:name="co8" style:family="table-column">
      <style:table-column-properties style:column-width="0.741cm" style:use-optimal-column-width="false"/>
    </style:style>
    <style:style style:name="co9" style:family="table-column">
      <style:table-column-properties style:column-width="0.742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2.388cm" style:use-optimal-column-width="false"/>
    </style:style>
    <style:style style:name="co12" style:family="table-column">
      <style:table-column-properties style:column-width="0.981cm" style:use-optimal-column-width="false"/>
    </style:style>
    <style:style style:name="co13" style:family="table-column">
      <style:table-column-properties style:column-width="1.515cm" style:use-optimal-column-width="false"/>
    </style:style>
    <style:style style:name="co14" style:family="table-column">
      <style:table-column-properties style:column-width="1.183cm" style:use-optimal-column-width="false"/>
    </style:style>
    <style:style style:name="ro1" style:family="table-row">
      <style:table-row-properties style:row-height="0.761cm"/>
    </style:style>
    <style:style style:name="ce1" style:family="table-cell">
      <style:graphic-properties draw:fill="solid" draw:fill-color="#ffffff" style:repeat="repeat"/>
      <style:paragraph-properties fo:border="0.57pt ridge #000000"/>
      <style:text-properties fo:font-family="'Arial Black'" style:font-family-generic="swiss" style:font-pitch="variable" fo:font-size="10pt" style:font-size-asian="10pt" style:font-size-complex="10pt"/>
    </style:style>
    <style:style style:name="ce2" style:family="table-cell">
      <style:graphic-properties draw:fill-color="#ffffff" style:repeat="repeat"/>
      <style:paragraph-properties fo:text-align="center" fo:border-left="0.57pt ridge #000000" fo:border-right="0.57pt groove #000000" fo:border-top="0.57pt groove #000000" fo:border-bottom="0.57pt groove #000000"/>
      <style:text-properties fo:font-family="'Arial Black'" style:font-family-generic="swiss" style:font-pitch="variable" fo:font-size="10pt" style:font-size-asian="10pt" style:font-size-complex="10pt"/>
    </style:style>
    <style:style style:name="ce3" style:family="table-cell">
      <style:graphic-properties draw:fill="solid" draw:fill-color="#ffffff" style:repeat="repeat"/>
      <style:paragraph-properties fo:border="0.57pt groove #000000"/>
    </style:style>
    <style:style style:name="ce4" style:family="table-cell">
      <style:graphic-properties draw:fill-color="#ffffff" style:repeat="repeat"/>
      <style:paragraph-properties fo:border="0.57pt groove #000000"/>
      <style:text-properties fo:font-size="10pt" style:font-size-asian="10pt" style:font-size-complex="10pt"/>
    </style:style>
    <style:style style:name="ce5" style:family="table-cell">
      <style:graphic-properties draw:fill="solid" draw:fill-color="#ffffff" style:repeat="repeat"/>
      <style:paragraph-properties fo:border="none"/>
      <style:text-properties fo:font-family="'Arial Black'" style:font-family-generic="swiss" style:font-pitch="variable" fo:font-size="10pt" style:font-size-asian="10pt" style:font-size-complex="10pt"/>
    </style:style>
    <style:style style:name="ce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none"/>
      <style:text-properties fo:font-family="'Arial Black'" style:font-family-generic="swiss" style:font-pitch="variable" fo:font-size="10pt" style:font-size-asian="10pt" style:font-size-complex="10pt"/>
    </style:style>
    <style:style style:name="ce7" style:family="table-cell">
      <style:graphic-properties draw:fill-color="#ffffff" style:repeat="repeat"/>
      <style:paragraph-properties fo:text-align="center" fo:border="none"/>
      <style:text-properties fo:font-family="'Arial Black'" style:font-family-generic="swiss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Arial Black'" style:font-family-generic="swiss" style:font-pitch="variable" fo:font-size="10pt" style:font-size-asian="10pt" style:font-size-complex="10pt"/>
    </style:style>
    <style:style style:name="P5" style:family="paragraph">
      <style:text-properties fo:font-family="'Arial Black'" style:font-family-generic="swiss" style:font-pitch="variable" fo:font-size="10pt" fo:font-style="normal" fo:font-weight="normal" style:font-family-asian="'Arial Black'" style:font-family-generic-asian="swiss" style:font-pitch-asian="variable" style:font-size-asian="10pt" style:font-style-asian="normal" style:font-weight-asian="normal" style:font-family-complex="'Arial Black'" style:font-family-generic-complex="swiss" style:font-pitch-complex="variable" style:font-size-complex="10pt" style:font-style-complex="normal" style:font-weight-complex="normal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family="'Arial Black'" style:font-family-generic="swiss" style:font-pitch="variable" fo:font-size="10pt" style:font-family-asian="'Arial Black'" style:font-family-generic-asian="swiss" style:font-pitch-asian="variable" style:font-size-asian="10pt" style:font-family-complex="'Arial Black'" style:font-family-generic-complex="swiss" style:font-pitch-complex="variable" style:font-size-complex="10pt"/>
    </style:style>
    <style:style style:name="T1" style:family="text">
      <style:text-properties fo:font-family="'Arial Black'" style:font-family-generic="swiss" style:font-pitch="variable" fo:font-size="10pt" style:font-size-asian="10pt" style:font-size-complex="10pt"/>
    </style:style>
    <style:style style:name="T2" style:family="text">
      <style:text-properties fo:font-family="Arial" style:font-family-generic="swiss" style:font-pitch="variable" fo:font-size="16pt" style:font-family-asian="Arial" style:font-style-name-asian="Regular" style:font-family-generic-asian="swiss" style:font-size-asian="16pt" style:font-family-complex="Arial" style:font-style-name-complex="Regular" style:font-family-generic-complex="swiss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fo:font-family="'Arial Black'" style:font-family-generic="swiss" style:font-pitch="variable" fo:font-size="10pt" fo:font-style="normal" fo:font-weight="normal" style:letter-kerning="true" style:font-family-asian="'Arial Black'" style:font-family-generic-asian="swiss" style:font-pitch-asian="variable" style:font-size-asian="10pt" style:font-style-asian="normal" style:font-weight-asian="normal" style:font-family-complex="'Arial Black'" style:font-family-generic-complex="swiss" style:font-pitch-complex="variable" style:font-size-complex="10pt" style:font-style-complex="normal" style:font-weight-complex="normal"/>
    </style:style>
    <style:style style:name="T5" style:family="text">
      <style:text-properties style:use-window-font-color="true" fo:font-family="'Arial Black'" style:font-family-generic="swiss" style:font-pitch="variable" fo:font-size="10pt" style:letter-kerning="true" style:font-family-asian="Monaco" style:font-family-generic-asian="modern" style:font-pitch-asian="fixed" style:font-size-asian="10pt" style:font-family-complex="Monaco" style:font-family-generic-complex="modern" style:font-pitch-complex="fixed" style:font-size-complex="10pt"/>
    </style:style>
    <style:style style:name="T6" style:family="text">
      <style:text-properties style:use-window-font-color="true" fo:font-family="'Arial Black'" style:font-family-generic="swiss" style:font-pitch="variable" fo:font-size="10pt" style:letter-kerning="true" style:font-family-asian="'Arial Black'" style:font-family-generic-asian="swiss" style:font-pitch-asian="variable" style:font-size-asian="10pt" style:font-family-complex="'Arial Black'" style:font-family-generic-complex="swiss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1.483cm" svg:height="0.76cm" svg:x="3.862cm" svg:y="12.939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><text:span text:style-name="T1">k</text:span></text:p>
                </table:table-cell>
                <table:table-cell table:style-name="ce2">
                  <text:p text:style-name="P1"><text:span text:style-name="T1">2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2" xml:id="id2" draw:id="id2" draw:layer="layout" svg:width="0.668cm" svg:height="0.882cm" svg:x="3.613cm" svg:y="11.222cm">
            <draw:text-box>
              <text:p><text:span text:style-name="T2">ø</text:span></text:p>
            </draw:text-box>
          </draw:frame>
          <draw:connector draw:style-name="gr2" draw:text-style-name="P3" draw:layer="layout" draw:type="curve" svg:x1="4.603cm" svg:y1="12.939cm" svg:x2="3.947cm" svg:y2="12.104cm" draw:start-shape="id1" draw:start-glue-point="0" draw:end-shape="id2" draw:end-glue-point="2" svg:d="m4603 12939c0-640-656-223-656-835" svg:viewBox="0 0 657 836">
            <text:p/>
          </draw:connector>
          <draw:frame draw:style-name="standard" xml:id="id3" draw:id="id3" draw:layer="layout" svg:width="2.798cm" svg:height="0.76cm" svg:x="3.901cm" svg:y="14.591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>
                <table:table-cell table:style-name="ce3">
                  <text:p><text:span text:style-name="T1">double</text:span></text:p>
                </table:table-cell>
                <table:table-cell table:style-name="ce4">
                  <text:p><text:span text:style-name="T3"><text:s/>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onnector draw:style-name="gr2" draw:text-style-name="P4" draw:layer="layout" draw:type="curve" svg:x1="5.3cm" svg:y1="14.591cm" svg:x2="4.603cm" svg:y2="13.699cm" draw:start-shape="id3" draw:start-glue-point="0" draw:end-shape="id1" draw:end-glue-point="2" svg:d="m5300 14591c0-667-697-222-697-892" svg:viewBox="0 0 698 893">
            <text:p/>
          </draw:connector>
          <draw:frame draw:style-name="standard" draw:layer="layout" svg:width="2.823cm" svg:height="0.76cm" svg:x="8.583cm" svg:y="14.595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row table:style-name="ro1">
                <table:table-cell table:style-name="ce5">
                  <text:p><text:span text:style-name="T1">n</text:span></text:p>
                </table:table-cell>
                <table:table-cell table:style-name="ce6">
                  <text:p><text:span text:style-name="T1">k*n</text:span></text:p>
                </table:table-cell>
                <table:table-cell table:style-name="ce7">
                  <text:p text:style-name="P1"><text:span text:style-name="T3"><text:s/>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1" xml:id="id5" draw:id="id5" draw:layer="layout" svg:width="3.556cm" svg:height="0.889cm" svg:x="8.174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4" draw:text-style-name="P1" draw:layer="layout" draw:type="curve" svg:x1="6.461cm" svg:y1="14.97cm" svg:x2="8.174cm" svg:y2="14.944cm" draw:start-shape="id4" draw:start-glue-point="10" draw:end-shape="id5" draw:end-glue-point="6" svg:d="m6461 14970c1267 0 411-26 1713-26" svg:viewBox="0 0 1714 27">
            <text:p/>
          </draw:connector>
          <draw:frame draw:style-name="standard" xml:id="id6" draw:id="id6" draw:layer="layout" svg:width="1.483cm" svg:height="0.76cm" svg:x="5.163cm" svg:y="16.2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><text:span text:style-name="T1">k</text:span></text:p>
                </table:table-cell>
                <table:table-cell table:style-name="ce2">
                  <text:p text:style-name="P1"><text:span text:style-name="T1">9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2" draw:text-style-name="P3" draw:layer="layout" draw:type="curve" svg:x1="5.904cm" svg:y1="16.24cm" svg:x2="5.3cm" svg:y2="15.351cm" draw:start-shape="id6" draw:start-glue-point="0" draw:end-shape="id3" draw:end-glue-point="2" svg:d="m5904 16240c0-666-604-222-604-889" svg:viewBox="0 0 605 890">
            <text:p/>
          </draw:connector>
          <draw:custom-shape draw:style-name="gr5" draw:text-style-name="P1" xml:id="id4" draw:id="id4" draw:layer="layout" svg:width="0.254cm" svg:height="0.254cm" svg:x="6.207cm" svg:y="14.8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curve" svg:x1="11.095cm" svg:y1="14.818cm" svg:x2="5.345cm" svg:y2="13.319cm" draw:start-shape="id7" draw:start-glue-point="4" draw:end-shape="id1" draw:end-glue-point="1" svg:d="m11095 14818c0-1000-1916-1499-5750-1499" svg:viewBox="0 0 5751 1500">
            <text:p/>
          </draw:connector>
          <draw:custom-shape draw:style-name="gr5" draw:text-style-name="P1" xml:id="id7" draw:id="id7" draw:layer="layout" svg:width="0.254cm" svg:height="0.254cm" svg:x="10.968cm" svg:y="14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standard" xml:id="id8" draw:id="id8" draw:layer="layout" svg:width="1.482cm" svg:height="0.76cm" svg:x="6.859cm" svg:y="17.521cm">
            <table:table table:template-name="default" table:use-first-row-styles="true" table:use-banding-rows-styles="true">
              <table:table-column table:style-name="co8"/>
              <table:table-column table:style-name="co9"/>
              <table:table-row table:style-name="ro1">
                <table:table-cell table:style-name="ce1">
                  <text:p><text:span text:style-name="T1">n</text:span></text:p>
                </table:table-cell>
                <table:table-cell table:style-name="ce2">
                  <text:p text:style-name="P1"><text:span text:style-name="T1">9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2" draw:text-style-name="P3" draw:layer="layout" draw:type="curve" svg:x1="7.6cm" svg:y1="17.521cm" svg:x2="5.345cm" svg:y2="13.319cm" draw:start-shape="id8" draw:start-glue-point="0" draw:end-shape="id1" draw:end-glue-point="1" svg:d="m7600 17521c0-2802-751-4202-2255-4202" svg:viewBox="0 0 2256 4203">
            <text:p/>
          </draw:connector>
          <draw:connector draw:style-name="gr6" draw:text-style-name="P1" draw:layer="layout" draw:type="curve" svg:x1="3.613cm" svg:y1="11.663cm" svg:x2="3.862cm" svg:y2="13.319cm" draw:start-shape="id2" draw:start-glue-point="3" draw:end-shape="id1" draw:end-glue-point="3" svg:d="m3613 11663c-750 0-874 1656 249 1656" svg:viewBox="0 0 829 1657">
            <text:p/>
          </draw:connector>
          <draw:connector draw:style-name="gr6" draw:text-style-name="P1" draw:layer="layout" draw:type="curve" svg:x1="3.862cm" svg:y1="13.319cm" svg:x2="3.901cm" svg:y2="14.971cm" draw:start-shape="id1" draw:start-glue-point="3" draw:end-shape="id3" svg:d="m3862 13319c-778 0-798 1652 39 1652" svg:viewBox="0 0 626 1653">
            <text:p/>
          </draw:connector>
          <draw:connector draw:style-name="gr6" draw:text-style-name="P1" draw:layer="layout" draw:type="curve" svg:x1="3.901cm" svg:y1="14.971cm" svg:x2="5.163cm" svg:y2="16.62cm" draw:start-shape="id3" draw:start-glue-point="3" draw:end-shape="id6" draw:end-glue-point="3" svg:d="m3901 14971c-778 0-1409 1649 1262 1649" svg:viewBox="0 0 1937 1650">
            <text:p/>
          </draw:connector>
          <draw:connector draw:style-name="gr6" draw:text-style-name="P1" draw:layer="layout" draw:type="curve" svg:x1="5.163cm" svg:y1="16.62cm" svg:x2="6.859cm" svg:y2="17.901cm" draw:start-shape="id6" draw:start-glue-point="3" draw:end-shape="id8" draw:end-glue-point="3" svg:d="m5163 16620c-778 0-1626 1281 1696 1281" svg:viewBox="0 0 2404 1282">
            <text:p/>
          </draw:connector>
          <draw:frame draw:style-name="gr7" draw:text-style-name="P5" draw:layer="layout" svg:width="1.323cm" svg:height="0.752cm" svg:x="8.493cm" svg:y="17.637cm">
            <draw:text-box>
              <text:p><text:span text:style-name="T4">= 18</text:span></text:p>
            </draw:text-box>
          </draw:frame>
        </draw:g>
      </draw:page>
      <draw:page draw:name="page2" draw:style-name="dp1" draw:master-page-name="Default">
        <draw:connector draw:style-name="gr2" draw:text-style-name="P3" draw:layer="layout" draw:type="curve" svg:x1="7.913cm" svg:y1="18.639cm" svg:x2="7.402cm" svg:y2="16.981cm" draw:start-shape="id9" draw:start-glue-point="0" draw:end-shape="id10" draw:end-glue-point="2" svg:d="m7913 18639c0-1243-511-415-511-1658" svg:viewBox="0 0 512 1659">
          <text:p/>
        </draw:connector>
        <draw:frame draw:style-name="standard" xml:id="id10" draw:id="id10" draw:layer="layout" svg:width="1.482cm" svg:height="0.76cm" svg:x="6.661cm" svg:y="16.22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>
                <text:p><text:span text:style-name="T1">a</text:span></text:p>
              </table:table-cell>
              <table:table-cell table:style-name="ce2">
                <text:p text:style-name="P1"><text:span text:style-name="T1">3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2" draw:text-style-name="P3" draw:layer="layout" draw:type="curve" svg:x1="7.402cm" svg:y1="16.221cm" svg:x2="5.183cm" svg:y2="13.464cm" draw:start-shape="id10" draw:start-glue-point="0" draw:end-shape="id11" draw:end-glue-point="1" svg:d="m7402 16221c0-1838-739-2757-2219-2757" svg:viewBox="0 0 2220 2758">
          <text:p/>
        </draw:connector>
        <draw:connector draw:style-name="gr6" draw:text-style-name="P1" draw:layer="layout" draw:type="curve" draw:line-skew="-0.529cm" svg:x1="4.703cm" svg:y1="14.972cm" svg:x2="7.172cm" svg:y2="19.019cm" draw:start-shape="id12" draw:start-glue-point="3" draw:end-shape="id9" draw:end-glue-point="3" svg:d="m4703 14972c-1572 0-2806 4047 2469 4047" svg:viewBox="0 0 3825 4048">
          <text:p/>
        </draw:connector>
        <draw:frame draw:style-name="gr7" draw:text-style-name="P5" draw:layer="layout" svg:width="1.323cm" svg:height="0.752cm" svg:x="8.833cm" svg:y="18.696cm">
          <draw:text-box>
            <text:p><text:span text:style-name="T4">= 5</text:span></text:p>
          </draw:text-box>
        </draw:frame>
        <draw:frame draw:style-name="standard" xml:id="id9" draw:id="id9" draw:layer="layout" svg:width="1.482cm" svg:height="0.76cm" svg:x="7.172cm" svg:y="18.63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>
                <text:p><text:span text:style-name="T1">b</text:span></text:p>
              </table:table-cell>
              <table:table-cell table:style-name="ce2">
                <text:p text:style-name="P1"><text:span text:style-name="T1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xml:id="id11" draw:id="id11" draw:layer="layout" svg:width="0.668cm" svg:height="0.882cm" svg:x="4.515cm" svg:y="13.023cm">
          <draw:text-box>
            <text:p><text:span text:style-name="T2">ø</text:span></text:p>
          </draw:text-box>
        </draw:frame>
        <draw:frame draw:style-name="standard" xml:id="id12" draw:id="id12" draw:layer="layout" svg:width="2.061cm" svg:height="0.76cm" svg:x="4.703cm" svg:y="14.592cm">
          <table:table table:template-name="default" table:use-first-row-styles="true" table:use-banding-rows-styles="true">
            <table:table-column table:style-name="co10"/>
            <table:table-column table:style-name="co4"/>
            <table:table-row table:style-name="ro1">
              <table:table-cell table:style-name="ce3">
                <text:p><text:span text:style-name="T1">add</text:span></text:p>
              </table:table-cell>
              <table:table-cell table:style-name="ce4">
                <text:p><text:span text:style-name="T3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45cm" svg:height="0.76cm" svg:x="8.585cm" svg:y="14.596cm">
          <table:table table:template-name="default" table:use-first-row-styles="true" table:use-banding-rows-styles="true">
            <table:table-column table:style-name="co5"/>
            <table:table-column table:style-name="co11"/>
            <table:table-column table:style-name="co12"/>
            <table:table-row table:style-name="ro1">
              <table:table-cell table:style-name="ce5">
                <text:p><text:span text:style-name="T1">a</text:span></text:p>
              </table:table-cell>
              <table:table-cell table:style-name="ce6">
                <text:p><text:span text:style-name="T5">\b -&gt; b + a</text:span></text:p>
              </table:table-cell>
              <table:table-cell table:style-name="ce7">
                <text:p text:style-name="P1"><text:span text:style-name="T3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3" draw:text-style-name="P1" xml:id="id14" draw:id="id14" draw:layer="layout" svg:width="4.383cm" svg:height="0.889cm" svg:x="8.176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curve" svg:x1="6.463cm" svg:y1="14.971cm" svg:x2="8.176cm" svg:y2="14.945cm" draw:start-shape="id13" draw:start-glue-point="10" draw:end-shape="id14" draw:end-glue-point="6" svg:d="m6463 14971c1266 0 410-26 1713-26" svg:viewBox="0 0 1714 27">
          <text:p/>
        </draw:connector>
        <draw:custom-shape draw:style-name="gr5" draw:text-style-name="P1" xml:id="id13" draw:id="id13" draw:layer="layout" svg:width="0.254cm" svg:height="0.254cm" svg:x="6.209cm" svg:y="14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097cm" svg:y1="14.819cm" svg:x2="5.183cm" svg:y2="13.464cm" draw:start-shape="id15" draw:start-glue-point="4" draw:end-shape="id11" draw:end-glue-point="1" svg:d="m12097 14819c0-904-2304-1355-6914-1355" svg:viewBox="0 0 6915 1356">
          <text:p/>
        </draw:connector>
        <draw:custom-shape draw:style-name="gr5" draw:text-style-name="P1" xml:id="id15" draw:id="id15" draw:layer="layout" svg:width="0.254cm" svg:height="0.254cm" svg:x="11.97cm" svg:y="14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515cm" svg:y1="13.464cm" svg:x2="4.703cm" svg:y2="14.972cm" draw:start-shape="id11" draw:start-glue-point="3" draw:end-shape="id12" draw:end-glue-point="3" svg:d="m4515 13464c-750 0-844 1508 188 1508" svg:viewBox="0 0 764 1509">
          <text:p/>
        </draw:connector>
        <draw:frame draw:style-name="standard" draw:layer="layout" svg:width="3.474cm" svg:height="0.76cm" svg:x="9.279cm" svg:y="16.863cm">
          <table:table table:template-name="default" table:use-first-row-styles="true" table:use-banding-rows-styles="true">
            <table:table-column table:style-name="co5"/>
            <table:table-column table:style-name="co13"/>
            <table:table-column table:style-name="co14"/>
            <table:table-row table:style-name="ro1">
              <table:table-cell table:style-name="ce5">
                <text:p><text:span text:style-name="T1">a</text:span></text:p>
              </table:table-cell>
              <table:table-cell table:style-name="ce6">
                <text:p><text:span text:style-name="T5">b + a</text:span></text:p>
              </table:table-cell>
              <table:table-cell table:style-name="ce7">
                <text:p text:style-name="P1"><text:span text:style-name="T3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" draw:text-style-name="P1" draw:layer="layout" svg:width="3.833cm" svg:height="0.889cm" svg:x="8.87cm" svg:y="16.76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curve" svg:x1="12.091cm" svg:y1="17.086cm" svg:x2="8.143cm" svg:y2="16.601cm" draw:start-shape="id16" draw:start-glue-point="4" draw:end-shape="id10" draw:end-glue-point="1" svg:d="m12091 17086c0-751-1014-626-1281-559s213 74-2667 74" svg:viewBox="0 0 3949 612">
          <text:p/>
        </draw:connector>
        <draw:custom-shape draw:style-name="gr5" draw:text-style-name="P1" xml:id="id16" draw:id="id16" draw:layer="layout" svg:width="0.254cm" svg:height="0.254cm" svg:x="11.964cm" svg:y="17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703cm" svg:y1="14.972cm" svg:x2="6.574cm" svg:y2="16.689cm" draw:start-shape="id12" draw:start-glue-point="3" svg:d="m4703 14972c-777 0-1712 1717 1871 1717" svg:viewBox="0 0 2591 1718">
          <text:p/>
        </draw:connector>
        <draw:frame draw:style-name="gr8" draw:text-style-name="P6" draw:layer="layout" svg:width="1.425cm" svg:height="0.645cm" svg:x="6.052cm" svg:y="15.722cm">
          <draw:text-box>
            <text:p><text:span text:style-name="T3">Add 3</text:span></text:p>
          </draw:text-box>
        </draw:frame>
        <draw:frame draw:style-name="gr8" draw:text-style-name="P6" draw:layer="layout" svg:width="1.954cm" svg:height="0.645cm" svg:x="6.539cm" svg:y="19.415cm">
          <draw:text-box>
            <text:p><text:span text:style-name="T3">(Add 3) 2</text:span></text:p>
          </draw:text-box>
        </draw:frame>
        <draw:frame draw:style-name="gr7" draw:text-style-name="P7" draw:layer="layout" svg:width="0.735cm" svg:height="0.752cm" svg:x="8.144cm" svg:y="16.766cm">
          <draw:text-box>
            <text:p><text:span text:style-name="T6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6:11:28</meta:creation-date>
    <dc:date>2013-02-19T11:28:58</dc:date>
    <meta:editing-duration>PT34M3S</meta:editing-duration>
    <meta:editing-cycles>4</meta:editing-cycles>
    <meta:generator>LibreOffice/3.6$MacOSX_x86 LibreOffice_project/58f22d5-270d05a-e2abed1-ea17a85-9b5702</meta:generator>
    <meta:document-statistic meta:object-count="44"/>
  </office:meta>
</office:document-meta>
</file>